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29" style:family="table-cell" style:parent-style-name="Default" style:data-style-name="N11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6" office:value-type="string" calcext:value-type="string">
            <text:p>Player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Black</text:p>
          </table:table-cell>
          <table:table-cell table:style-name="ce1" office:value-type="string" calcext:value-type="string">
            <text:p>Total</text:p>
          </table:table-cell>
          <table:table-cell table:style-name="ce22" office:value-type="string" calcext:value-type="string">
            <text:p>Unfinished</text:p>
          </table:table-cell>
          <table:table-cell table:style-name="ce25" office:value-type="string" calcext:value-type="string">
            <text:p>% Aprov</text:p>
          </table:table-cell>
          <table:table-cell table:style-name="ce27" office:value-type="string" calcext:value-type="string">
            <text:p>% Aprov Ajust</text:p>
          </table:table-cell>
          <table:table-cell table:style-name="ce27" office:value-type="string" calcext:value-type="string">
            <text:p># Partidas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22];[.B2];[data_parser.$F$2:.$F$100])" office:value-type="float" office:value="9" calcext:value-type="float">
            <text:p>9</text:p>
          </table:table-cell>
          <table:table-cell table:formula="of:=SUMIF([data_parser.$C$2:.C122];[.B2];[data_parser.$G$2:.$G$100])" office:value-type="float" office:value="4" calcext:value-type="float">
            <text:p>4</text:p>
          </table:table-cell>
          <table:table-cell table:formula="of:=[.C2]+[.D2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2]/[.I2]" office:value-type="percentage" office:value="0.52" calcext:value-type="percentage">
            <text:p>52,00%</text:p>
          </table:table-cell>
          <table:table-cell table:formula="of:=[.E2]/([.I2]-[.F2])" office:value-type="percentage" office:value="0.590909090909091" calcext:value-type="percentage">
            <text:p>59,09%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Emerson Sbrana</text:p>
          </table:table-cell>
          <table:table-cell table:style-name="ce8" table:formula="of:=SUMIF([data_parser.$B$2:.B124];[.B3];[data_parser.$F$2:.$F$100])" office:value-type="float" office:value="3" calcext:value-type="float">
            <text:p>3</text:p>
          </table:table-cell>
          <table:table-cell table:style-name="ce8" table:formula="of:=SUMIF([data_parser.$C$2:.C124];[.B3];[data_parser.$G$2:.$G$100])" office:value-type="float" office:value="8" calcext:value-type="float">
            <text:p>8</text:p>
          </table:table-cell>
          <table:table-cell table:style-name="ce11" table:formula="of:=[.C3]+[.D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3]/[.I3]" office:value-type="percentage" office:value="0.611111111111111" calcext:value-type="percentage">
            <text:p>61,11%</text:p>
          </table:table-cell>
          <table:table-cell table:formula="of:=[.E3]/([.I3]-[.F3])" office:value-type="percentage" office:value="0.611111111111111" calcext:value-type="percentage">
            <text:p>61,11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Jefferson Campos</text:p>
          </table:table-cell>
          <table:table-cell table:formula="of:=SUMIF([data_parser.$B$2:.B125];[.B4];[data_parser.$F$2:.$F$100])" office:value-type="float" office:value="5" calcext:value-type="float">
            <text:p>5</text:p>
          </table:table-cell>
          <table:table-cell table:formula="of:=SUMIF([data_parser.$C$2:.C125];[.B4];[data_parser.$G$2:.$G$100])" office:value-type="float" office:value="5" calcext:value-type="float">
            <text:p>5</text:p>
          </table:table-cell>
          <table:table-cell table:formula="of:=[.C4]+[.D4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4]/[.I4]" office:value-type="percentage" office:value="0.625" calcext:value-type="percentage">
            <text:p>62,50%</text:p>
          </table:table-cell>
          <table:table-cell table:formula="of:=[.E4]/([.I4]-[.F4])" office:value-type="percentage" office:value="0.769230769230769" calcext:value-type="percentage">
            <text:p>76,92%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9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José Carlos Bento Dias da Rocha</text:p>
          </table:table-cell>
          <table:table-cell table:style-name="ce8" table:formula="of:=SUMIF([data_parser.$B$2:.B123];[.B5];[data_parser.$F$2:.$F$100])" office:value-type="float" office:value="6.5" calcext:value-type="float">
            <text:p>6,5</text:p>
          </table:table-cell>
          <table:table-cell table:style-name="ce8" table:formula="of:=SUMIF([data_parser.$C$2:.C123];[.B5];[data_parser.$G$2:.$G$100])" office:value-type="float" office:value="3" calcext:value-type="float">
            <text:p>3</text:p>
          </table:table-cell>
          <table:table-cell table:style-name="ce11" table:formula="of:=[.C5]+[.D5]"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formula="of:=[.E5]/[.I5]" office:value-type="percentage" office:value="0.558823529411765" calcext:value-type="percentage">
            <text:p>55,88%</text:p>
          </table:table-cell>
          <table:table-cell table:formula="of:=[.E5]/([.I5]-[.F5])" office:value-type="percentage" office:value="0.558823529411765" calcext:value-type="percentage">
            <text:p>55,88%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Roberto Oliveira</text:p>
          </table:table-cell>
          <table:table-cell table:formula="of:=SUMIF([data_parser.$B$2:.B126];[.B6];[data_parser.$F$2:.$F$100])" office:value-type="float" office:value="4" calcext:value-type="float">
            <text:p>4</text:p>
          </table:table-cell>
          <table:table-cell table:formula="of:=SUMIF([data_parser.$C$2:.C126];[.B6];[data_parser.$G$2:.$G$100])" office:value-type="float" office:value="3" calcext:value-type="float">
            <text:p>3</text:p>
          </table:table-cell>
          <table:table-cell table:formula="of:=[.C6]+[.D6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6]/[.I6]" office:value-type="percentage" office:value="0.304347826086957" calcext:value-type="percentage">
            <text:p>30,43%</text:p>
          </table:table-cell>
          <table:table-cell table:formula="of:=[.E6]/([.I6]-[.F6])" office:value-type="percentage" office:value="0.318181818181818" calcext:value-type="percentage">
            <text:p>31,82%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Jefferson Nunes</text:p>
          </table:table-cell>
          <table:table-cell table:style-name="ce8" table:formula="of:=SUMIF([data_parser.$B$2:.B128];[.B7];[data_parser.$F$2:.$F$100])" office:value-type="float" office:value="1" calcext:value-type="float">
            <text:p>1</text:p>
          </table:table-cell>
          <table:table-cell table:style-name="ce8" table:formula="of:=SUMIF([data_parser.$C$2:.C128];[.B7];[data_parser.$G$2:.$G$100])" office:value-type="float" office:value="1" calcext:value-type="float">
            <text:p>1</text:p>
          </table:table-cell>
          <table:table-cell table:style-name="ce11" table:formula="of:=[.C7]+[.D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]/[.I7]" office:value-type="percentage" office:value="0.5" calcext:value-type="percentage">
            <text:p>50,00%</text:p>
          </table:table-cell>
          <table:table-cell table:formula="of:=[.E7]/([.I7]-[.F7])" office:value-type="percentage" office:value="0.5" calcext:value-type="percentage">
            <text:p>50,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ário Sérgio Bueno Miranda</text:p>
          </table:table-cell>
          <table:table-cell table:formula="of:=SUMIF([data_parser.$B$2:.B127];[.B8];[data_parser.$F$2:.$F$100])" office:value-type="float" office:value="1" calcext:value-type="float">
            <text:p>1</text:p>
          </table:table-cell>
          <table:table-cell table:formula="of:=SUMIF([data_parser.$C$2:.C127];[.B8];[data_parser.$G$2:.$G$100])" office:value-type="float" office:value="0.5" calcext:value-type="float">
            <text:p>0,5</text:p>
          </table:table-cell>
          <table:table-cell table:formula="of:=[.C8]+[.D8]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[.E8]/[.I8]" office:value-type="percentage" office:value="0.166666666666667" calcext:value-type="percentage">
            <text:p>16,67%</text:p>
          </table:table-cell>
          <table:table-cell table:formula="of:=[.E8]/([.I8]-[.F8])" office:value-type="percentage" office:value="0.1875" calcext:value-type="percentage">
            <text:p>18,75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8</text:p>
          </table:table-cell>
          <table:table-cell table:style-name="ce9" office:value-type="string" calcext:value-type="string">
            <text:p>Rodrigo de Guimarães Azevedo</text:p>
          </table:table-cell>
          <table:table-cell table:style-name="ce9" table:formula="of:=SUMIF([data_parser.$B$2:.B129];[.B9];[data_parser.$F$2:.$F$100])" office:value-type="float" office:value="0" calcext:value-type="float">
            <text:p>0</text:p>
          </table:table-cell>
          <table:table-cell table:style-name="ce9" table:formula="of:=SUMIF([data_parser.$C$2:.C129];[.B9];[data_parser.$G$2:.$G$100])" office:value-type="float" office:value="0" calcext:value-type="float">
            <text:p>0</text:p>
          </table:table-cell>
          <table:table-cell table:style-name="ce12" table:formula="of:=[.C9]+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/[.I9]" office:value-type="percentage" office:value="0" calcext:value-type="percentage">
            <text:p>0,00%</text:p>
          </table:table-cell>
          <table:table-cell table:formula="of:=[.E9]/([.I9]-[.F9])" office:value-type="percentage" office:value="0" calcext:value-type="percentage">
            <text:p>0,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data_parser" table:style-name="ta1">
        <office:forms form:automatic-focus="false" form:apply-design-mode="false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1"/>
        <table:table-column table:style-name="co15" table:default-cell-style-name="ce20"/>
        <table:table-column table:style-name="co16" table:default-cell-style-name="ce21"/>
        <table:table-column table:style-name="co17" table:default-cell-style-name="ce21"/>
        <table:table-row table:style-name="ro2"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58" table:refresh-delay="PT00H01M00S"/>
            <text:p>2022-06-07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2];(FIND(&quot;-&quot;;[.D2])-1));&quot;,&quot;);&quot;*&quot;)" office:value-type="float" office:value="1" calcext:value-type="float">
            <text:p>1</text:p>
          </table:table-cell>
          <table:table-cell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3];(FIND(&quot;-&quot;;[.D3])-1));&quot;,&quot;);&quot;*&quot;)" office:value-type="float" office:value="1" calcext:value-type="float">
            <text:p>1</text:p>
          </table:table-cell>
          <table:table-cell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7-12</text:p>
          </table:table-cell>
          <table:table-cell table:formula="of:=IFERROR(NUMBERVALUE(LEFT([.D4];(FIND(&quot;-&quot;;[.D4])-1));&quot;,&quot;);&quot;*&quot;)" office:value-type="float" office:value="1" calcext:value-type="float">
            <text:p>1</text:p>
          </table:table-cell>
          <table:table-cell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Finalizada em 2022-06-21</text:p>
          </table:table-cell>
          <table:table-cell table:formula="of:=IFERROR(NUMBERVALUE(LEFT([.D5];(FIND(&quot;-&quot;;[.D5])-1));&quot;,&quot;);&quot;*&quot;)" office:value-type="float" office:value="0" calcext:value-type="float">
            <text:p>0</text:p>
          </table:table-cell>
          <table:table-cell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6];(FIND(&quot;-&quot;;[.D6])-1));&quot;,&quot;);&quot;*&quot;)" office:value-type="float" office:value="0" calcext:value-type="float">
            <text:p>0</text:p>
          </table:table-cell>
          <table:table-cell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6-28</text:p>
          </table:table-cell>
          <table:table-cell table:formula="of:=IFERROR(NUMBERVALUE(LEFT([.D7];(FIND(&quot;-&quot;;[.D7])-1));&quot;,&quot;);&quot;*&quot;)" office:value-type="float" office:value="1" calcext:value-type="float">
            <text:p>1</text:p>
          </table:table-cell>
          <table:table-cell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8];(FIND(&quot;-&quot;;[.D8])-1));&quot;,&quot;);&quot;*&quot;)" office:value-type="float" office:value="0" calcext:value-type="float">
            <text:p>0</text:p>
          </table:table-cell>
          <table:table-cell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9];(FIND(&quot;-&quot;;[.D9])-1));&quot;,&quot;);&quot;*&quot;)" office:value-type="float" office:value="1" calcext:value-type="float">
            <text:p>1</text:p>
          </table:table-cell>
          <table:table-cell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Negras jogam</text:p>
          </table:table-cell>
          <table:table-cell table:formula="of:=IFERROR(NUMBERVALUE(LEFT([.D10];(FIND(&quot;-&quot;;[.D10])-1));&quot;,&quot;);&quot;*&quot;)" office:value-type="string" office:string-value="*" calcext:value-type="string">
            <text:p>*</text:p>
          </table:table-cell>
          <table:table-cell table:formula="of:=IFERROR(NUMBERVALUE(RIGHT([.D10];(FIND(&quot;-&quot;;[.D10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0,5-0,5</text:p>
          </table:table-cell>
          <table:table-cell table:style-name="Default"/>
          <table:table-cell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Continuada durante toda a noite em 2022-08-03 sem conclusão. Finalizada em 2022-08-09</text:p>
          </table:table-cell>
          <table:table-cell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Lance ilegal brancas: 22. Qd4</text:p>
          </table:table-cell>
          <table:table-cell table:formula="of:=IFERROR(NUMBERVALUE(LEFT([.D19];(FIND(&quot;-&quot;;[.D19])-1));&quot;,&quot;);&quot;*&quot;)" office:value-type="string" office:string-value="*" calcext:value-type="string">
            <text:p>*</text:p>
          </table:table-cell>
          <table:table-cell table:formula="of:=IFERROR(NUMBERVALUE(RIGHT([.D19];(FIND(&quot;-&quot;;[.D19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De memória do @José Carlos Bento Dias da Rocha</text:p>
          </table:table-cell>
          <table:table-cell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8-23</text:p>
          </table:table-cell>
          <table:table-cell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02-07-26</text:p>
          </table:table-cell>
          <table:table-cell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Retomada em 2022-08-09 e finalizada em 2022-08-16</text:p>
          </table:table-cell>
          <table:table-cell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2nd partida do dia</text:p>
          </table:table-cell>
          <table:table-cell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1st partida do dia</text:p>
          </table:table-cell>
          <table:table-cell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2nd partida do dia</text:p>
          </table:table-cell>
          <table:table-cell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3rd</text:p>
          </table:table-cell>
          <table:table-cell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Revanche da primeira partida do dia</text:p>
          </table:table-cell>
          <table:table-cell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Finalizada em 2022-08-23</text:p>
          </table:table-cell>
          <table:table-cell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8-30</text:p>
          </table:table-cell>
          <table:table-cell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Partida não finalizada. Brancas cometem um blunder com o cavalo. Finalizado em 2022-09-20.</text:p>
          </table:table-cell>
          <table:table-cell table:formula="of:=IFERROR(NUMBERVALUE(LEFT([.D37];(FIND(&quot;-&quot;;[.D37])-1));&quot;,&quot;);&quot;*&quot;)" office:value-type="float" office:value="0" calcext:value-type="float">
            <text:p>0</text:p>
          </table:table-cell>
          <table:table-cell table:formula="of:=IFERROR(NUMBERVALUE(RIGHT([.D37];(FIND(&quot;-&quot;;[.D3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Partida finalizada em 2022-09-06</text:p>
          </table:table-cell>
          <table:table-cell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,5-0,5</text:p>
          </table:table-cell>
          <table:table-cell table:style-name="Default"/>
          <table:table-cell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*</text:p>
          </table:table-cell>
          <table:table-cell table:style-name="Default"/>
          <table:table-cell table:formula="of:=IFERROR(NUMBERVALUE(LEFT([.D48];(FIND(&quot;-&quot;;[.D48])-1));&quot;,&quot;);&quot;*&quot;)" office:value-type="string" office:string-value="*" calcext:value-type="string">
            <text:p>*</text:p>
          </table:table-cell>
          <table:table-cell table:formula="of:=IFERROR(NUMBERVALUE(RIGHT([.D48];(FIND(&quot;-&quot;;[.D48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,5-0,5</text:p>
          </table:table-cell>
          <table:table-cell table:style-name="Default"/>
          <table:table-cell table:formula="of:=IFERROR(NUMBERVALUE(LEFT([.D49];(FIND(&quot;-&quot;;[.D49])-1));&quot;,&quot;);&quot;*&quot;)" office:value-type="float" office:value="0.5" calcext:value-type="float">
            <text:p>0,5</text:p>
          </table:table-cell>
          <table:table-cell table:formula="of:=IFERROR(NUMBERVALUE(RIGHT([.D49];(FIND(&quot;-&quot;;[.D49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Rodrigo de Guimarães Azevedo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0];(FIND(&quot;-&quot;;[.D50])-1));&quot;,&quot;);&quot;*&quot;)" office:value-type="float" office:value="1" calcext:value-type="float">
            <text:p>1</text:p>
          </table:table-cell>
          <table:table-cell table:formula="of:=IFERROR(NUMBERVALUE(RIGHT([.D50];(FIND(&quot;-&quot;;[.D5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Rodrigo de Guimarães Azevedo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*</text:p>
          </table:table-cell>
          <table:table-cell table:style-name="Default"/>
          <table:table-cell table:formula="of:=IFERROR(NUMBERVALUE(LEFT([.D51];(FIND(&quot;-&quot;;[.D51])-1));&quot;,&quot;);&quot;*&quot;)" office:value-type="string" office:string-value="*" calcext:value-type="string">
            <text:p>*</text:p>
          </table:table-cell>
          <table:table-cell table:formula="of:=IFERROR(NUMBERVALUE(RIGHT([.D51];(FIND(&quot;-&quot;;[.D51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Rodrigo de Guimarães Azevedo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2];(FIND(&quot;-&quot;;[.D52])-1));&quot;,&quot;);&quot;*&quot;)" office:value-type="float" office:value="1" calcext:value-type="float">
            <text:p>1</text:p>
          </table:table-cell>
          <table:table-cell table:formula="of:=IFERROR(NUMBERVALUE(RIGHT([.D52];(FIND(&quot;-&quot;;[.D5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Rodrigo de Guimarães Azevedo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53];(FIND(&quot;-&quot;;[.D53])-1));&quot;,&quot;);&quot;*&quot;)" office:value-type="float" office:value="0" calcext:value-type="float">
            <text:p>0</text:p>
          </table:table-cell>
          <table:table-cell table:formula="of:=IFERROR(NUMBERVALUE(RIGHT([.D53];(FIND(&quot;-&quot;;[.D5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4];(FIND(&quot;-&quot;;[.D54])-1));&quot;,&quot;);&quot;*&quot;)" office:value-type="float" office:value="1" calcext:value-type="float">
            <text:p>1</text:p>
          </table:table-cell>
          <table:table-cell table:formula="of:=IFERROR(NUMBERVALUE(RIGHT([.D54];(FIND(&quot;-&quot;;[.D5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5];(FIND(&quot;-&quot;;[.D55])-1));&quot;,&quot;);&quot;*&quot;)" office:value-type="float" office:value="1" calcext:value-type="float">
            <text:p>1</text:p>
          </table:table-cell>
          <table:table-cell table:formula="of:=IFERROR(NUMBERVALUE(RIGHT([.D55];(FIND(&quot;-&quot;;[.D5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56];(FIND(&quot;-&quot;;[.D56])-1));&quot;,&quot;);&quot;*&quot;)" office:value-type="float" office:value="0" calcext:value-type="float">
            <text:p>0</text:p>
          </table:table-cell>
          <table:table-cell table:formula="of:=IFERROR(NUMBERVALUE(RIGHT([.D56];(FIND(&quot;-&quot;;[.D5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57];(FIND(&quot;-&quot;;[.D57])-1));&quot;,&quot;);&quot;*&quot;)" office:value-type="float" office:value="0" calcext:value-type="float">
            <text:p>0</text:p>
          </table:table-cell>
          <table:table-cell table:formula="of:=IFERROR(NUMBERVALUE(RIGHT([.D57];(FIND(&quot;-&quot;;[.D5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8];(FIND(&quot;-&quot;;[.D58])-1));&quot;,&quot;);&quot;*&quot;)" office:value-type="float" office:value="1" calcext:value-type="float">
            <text:p>1</text:p>
          </table:table-cell>
          <table:table-cell table:formula="of:=IFERROR(NUMBERVALUE(RIGHT([.D58];(FIND(&quot;-&quot;;[.D5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59];(FIND(&quot;-&quot;;[.D59])-1));&quot;,&quot;);&quot;*&quot;)" office:value-type="float" office:value="0" calcext:value-type="float">
            <text:p>0</text:p>
          </table:table-cell>
          <table:table-cell table:formula="of:=IFERROR(NUMBERVALUE(RIGHT([.D59];(FIND(&quot;-&quot;;[.D59])-1));&quot;,&quot;);&quot;*&quot;)" office:value-type="float" office:value="1" calcext:value-type="float">
            <text:p>1</text:p>
          </table:table-cell>
        </table:table-row>
        <table:table-row table:style-name="ro2" table:number-rows-repeated="41">
          <table:table-cell table:number-columns-repeated="5"/>
          <table:table-cell table:style-name="ce23" table:number-columns-repeated="2"/>
        </table:table-row>
        <table:table-row table:style-name="ro2" table:number-rows-repeated="21">
          <table:table-cell table:number-columns-repeated="5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torneio_2022-2'.A2:'torneio_2022-2'.J8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data_parser.A1:data_parser.G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09-26T01:00:25.278115365</dc:date>
    <dc:creator>Jefferson Campos</dc:creator>
    <meta:editing-duration>PT2H24M26S</meta:editing-duration>
    <meta:editing-cycles>65</meta:editing-cycles>
    <meta:generator>LibreOffice/7.3.6.2$Linux_X86_64 LibreOffice_project/30$Build-2</meta:generator>
    <meta:document-statistic meta:table-count="2" meta:cell-count="455" meta:object-count="0"/>
  </office:meta>
</office:document-meta>
</file>